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language="pt" fo:country="PT" officeooo:paragraph-rsid="001ae4d4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pt" fo:country="PT" officeooo:paragraph-rsid="001bd2a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pt" fo:country="PT" officeooo:paragraph-rsid="001c30c2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pt" fo:country="PT" officeooo:paragraph-rsid="001ae4d4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pt" fo:country="PT" officeooo:rsid="001c30c2" officeooo:paragraph-rsid="001c30c2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pt" fo:country="PT" officeooo:paragraph-rsid="001bd2af"/>
    </style:style>
    <style:style style:name="T1" style:family="text">
      <style:text-properties officeooo:rsid="001c30c2"/>
    </style:style>
    <style:style style:name="T2" style:family="text">
      <style:text-properties officeooo:rsid="001e2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span text:style-name="T1">CONTRATO FORMAL DE PRESTAÇÃO DE SERVIÇO <text:s/></text:span></text:p>
      <text:p text:style-name="P3"/>
      <text:p text:style-name="P3">Este acordo é feito entre <text:span text:style-name="T1">EuroDNS S.A.</text:span> e <text:span text:style-name="T1">RCLPT Ltda.</text:span> em <text:span text:style-name="T1">07 de Março de 2025</text:span>. O objetivo deste acordo é delinear os termos e condições para os serviços de teste de penetração que serão fornecidos pela <text:span text:style-name="T1">Brasecurity </text:span>. </text:p>
      <text:p text:style-name="P1"/>
      <text:p text:style-name="P1">Escopo do trabalho</text:p>
      <text:p text:style-name="P1"/>
      <text:p text:style-name="P1">A equipe de teste de penetração realizará uma avaliação de segurança do <text:span text:style-name="T2">website de testes de vulnerabilidade </text:span><text:s/>da organização. Esta avaliação incluirá o teste <text:span text:style-name="T2">de</text:span> aplicativo <text:span text:style-name="T2">web, front-end e back-end </text:span>para vulnerabilidades. A equipe usará uma variedade de métodos de teste, incluindo teste de penetração, varredura de vulnerabilidade e engenharia social. A equipe fornecerá um relatório detalhado de suas descobertas para a organização. A equipe também fornecerá recomendações para melhorar a postura de segurança da organização. </text:p>
      <text:p text:style-name="P1"/>
      <text:p text:style-name="P1">Acordo de Nível de Serviço</text:p>
      <text:p text:style-name="P1"/>
      <text:p text:style-name="P1">A equipe de teste de penetração fornecerá à organização um alto nível de serviço. A equipe responderá a quaisquer problemas que surgirem durante o processo de teste em tempo hábil. A equipe fornecerá à organização atualizações regulares sobre o progresso do teste. A equipe fornecerá à organização um relatório final de suas descobertas dentro de <text:span text:style-name="T1">15</text:span> dias após a conclusão do teste. </text:p>
      <text:p text:style-name="P1"/>
      <text:p text:style-name="P2">Condições de Pagamento</text:p>
      <text:p text:style-name="P2"/>
      <text:p text:style-name="P2">A organização pagará à equipe de teste de penetração um total de [<text:span text:style-name="T1">Valor</text:span>] pelos serviços de teste. A organização pagará à equipe [<text:span text:style-name="T1">Valor</text:span>] adiantado e [Valor] após a conclusão do teste. A organização pagará quaisquer taxas adicionais que possam ser incorridas durante o processo de teste. </text:p>
      <text:p text:style-name="P1"/>
      <text:p text:style-name="P1">Acordo de Confidencialidade</text:p>
      <text:p text:style-name="P1"/>
      <text:p text:style-name="P1"><text:s/>A equipe de teste de penetração protegerá as informações confidenciais da organização <text:span text:style-name="T2">conforme documento anexo</text:span>. A equipe não divulgará nenhuma informação sobre os sistemas ou aplicativos da organização a terceiros. A equipe tomará todas as medidas necessárias para garantir a confidencialidade das informações da organização. </text:p>
      <text:p text:style-name="P1"/>
      <text:p text:style-name="P1">Principais entregas</text:p>
      <text:p text:style-name="P1"/>
      <text:p text:style-name="P1">A organização receberá as seguintes principais entregas da equipe de testes de penetração:</text:p>
      <text:p text:style-name="P1">- Um relatório detalhado das descobertas da equipe</text:p>
      <text:p text:style-name="P1">- Uma lista de recomendações para melhorar a postura de segurança da organização</text:p>
      <text:p text:style-name="P1">- Uma lista de recursos para mais informações sobre as melhores práticas de segurança</text:p>
      <text:p text:style-name="P1"/>
      <text:p text:style-name="P1">Data de conclusão</text:p>
      <text:p text:style-name="P3">A equipe de testes de penetração começará o teste em <text:span text:style-name="T1">15 de Março de 2025</text:span> e o concluirá em <text:span text:style-name="T1">16 de Março de 2025</text:span>. </text:p>
      <text:p text:style-name="P1"/>
      <text:p text:style-name="P1">Requisitos legais</text:p>
      <text:p text:style-name="P1">A equipe de testes de penetração cumprirá todos os requisitos legais. A equipe seguirá todos os regulamentos que se aplicam ao processo de teste. A equipe tomará todas as etapas necessárias para garantir que o teste seja conduzido de maneira legal e ética. </text:p>
      <text:p text:style-name="P1"/>
      <text:p text:style-name="P1"><text:soft-page-break/>Assinatura<text:tab/><text:tab/><text:tab/><text:tab/><text:tab/><text:tab/><text:span text:style-name="T1">Assinatura</text:span></text:p>
      <text:p text:style-name="P1"/>
      <text:p text:style-name="P5">_______________________________ <text:s text:c="19"/>____________________________</text:p>
      <text:p text:style-name="P3"><text:span text:style-name="T1">EuroDNS S. A., 07 de Março de 2025<text:tab/><text:tab/>RCLPT Ltda. 07 de Março de 2025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0:09:58.769745197</meta:creation-date>
    <dc:date>2025-03-07T14:47:49.168452968</dc:date>
    <meta:editing-duration>PT31M10S</meta:editing-duration>
    <meta:editing-cycles>5</meta:editing-cycles>
    <meta:generator>LibreOffice/7.6.7.2$Linux_X86_64 LibreOffice_project/60$Build-2</meta:generator>
    <meta:document-statistic meta:table-count="0" meta:image-count="0" meta:object-count="0" meta:page-count="2" meta:paragraph-count="22" meta:word-count="429" meta:character-count="2770" meta:non-whitespace-character-count="2325"/>
  </office:meta>
</office:document-meta>
</file>